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PersistenceManager.freeTemporaryBlob( Object bl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aclePersistenceManager.init( PM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raclePersistenceManager.Oracle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aclePersistenceManager.store( Property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raclePersistenceManager.checkSchema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OracleBLOBStore.put( String blobId , InputStream in , long 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raclePersistenceManager.setTableSpace( String tabl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aclePersistenceManager.store( NodeReferences ref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raclePersistenceManager.createTemporaryBlob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raclePersistenceManager.store( Node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raclePersistenceManager.getTabl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